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200%"/>
      <style:text-properties fo:font-size="14pt" fo:font-weight="normal" officeooo:paragraph-rsid="0046b883" style:font-size-asian="14pt" style:font-weight-asian="normal" style:font-size-complex="14pt" style:font-weight-complex="normal"/>
    </style:style>
    <style:style style:name="P2" style:family="paragraph" style:parent-style-name="Text_20_body">
      <style:paragraph-properties fo:line-height="200%"/>
    </style:style>
    <style:style style:name="P3" style:family="paragraph" style:parent-style-name="Text_20_body" style:list-style-name="L1"/>
    <style:style style:name="P4" style:family="paragraph" style:parent-style-name="Text_20_body">
      <style:text-properties fo:font-size="14pt" fo:font-weight="normal" officeooo:paragraph-rsid="0046b883" style:font-size-asian="14pt" style:font-weight-asian="normal" style:font-size-complex="14pt" style:font-weight-complex="normal"/>
    </style:style>
    <style:style style:name="P5"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b0251" style:font-size-asian="14pt" style:font-size-complex="14pt"/>
    </style:style>
    <style:style style:name="P6" style:family="paragraph" style:parent-style-name="Text_20_body">
      <loext:graphic-properties draw:fill-hatch-name="hatch"/>
      <style:paragraph-properties fo:margin-top="0cm" fo:margin-bottom="0.75cm" style:contextual-spacing="false" fo:line-height="200%"/>
      <style:text-properties officeooo:paragraph-rsid="004c5547"/>
    </style:style>
    <style:style style:name="P7" style:family="paragraph" style:parent-style-name="Text_20_body">
      <style:paragraph-properties fo:margin-top="0cm" fo:margin-bottom="0.75cm" style:contextual-spacing="false" fo:line-height="200%"/>
      <style:text-properties officeooo:paragraph-rsid="004c5547"/>
    </style:style>
    <style:style style:name="P8" style:family="paragraph" style:parent-style-name="Text_20_body">
      <loext:graphic-properties draw:fill-hatch-name="hatch"/>
      <style:paragraph-properties fo:margin-top="0cm" fo:margin-bottom="0.499cm" style:contextual-spacing="false" fo:line-height="200%"/>
      <style:text-properties officeooo:paragraph-rsid="004c5547"/>
    </style:style>
    <style:style style:name="P9" style:family="paragraph" style:parent-style-name="Text_20_body">
      <loext:graphic-properties draw:fill-hatch-name="hatch"/>
      <style:paragraph-properties fo:margin-top="0cm" fo:margin-bottom="0.25cm" style:contextual-spacing="false" fo:line-height="100%"/>
      <style:text-properties officeooo:paragraph-rsid="0047d641"/>
    </style:style>
    <style:style style:name="P10" style:family="paragraph" style:parent-style-name="Text_20_body" style:list-style-name="L2">
      <loext:graphic-properties draw:fill-hatch-name="hatch"/>
      <style:paragraph-properties fo:margin-top="0cm" fo:margin-bottom="0.499cm" style:contextual-spacing="false" fo:line-height="100%"/>
      <style:text-properties fo:font-size="14pt" officeooo:rsid="0028d6ad" officeooo:paragraph-rsid="0028d6ad" style:font-size-asian="14pt" style:font-size-complex="14pt"/>
    </style:style>
    <style:style style:name="P11"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7d641"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officeooo:paragraph-rsid="004c5547"/>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tyle="normal" fo:font-weight="bold" officeooo:paragraph-rsid="001c3ee7" style:font-style-asian="normal" style:font-weight-asian="bold" style:font-style-complex="normal" style:font-weight-complex="bold"/>
    </style:style>
    <style:style style:name="P1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8" style:family="paragraph" style:parent-style-name="Text_20_body">
      <style:paragraph-properties fo:line-height="200%" fo:break-before="page"/>
      <style:text-properties fo:font-size="14pt" fo:font-weight="normal" officeooo:paragraph-rsid="004b0251" style:font-size-asian="14pt" style:font-weight-asian="normal" style:font-size-complex="14pt" style:font-weight-complex="normal"/>
    </style:style>
    <style:style style:name="P19" style:family="paragraph" style:parent-style-name="Text_20_body" style:master-page-name="">
      <loext:graphic-properties draw:fill="none"/>
      <style:paragraph-properties fo:margin-left="2cm" fo:margin-right="0cm" fo:margin-top="0cm" fo:margin-bottom="0.247cm" style:contextual-spacing="false" fo:line-height="200%" fo:text-indent="-1cm" style:auto-text-indent="false" style:page-number="auto" fo:background-color="transparent"/>
      <style:text-properties fo:font-size="14pt" fo:font-style="italic" fo:font-weight="bold" officeooo:paragraph-rsid="004b0251" style:font-size-asian="14pt" style:font-style-asian="italic" style:font-weight-asian="bold" style:font-size-complex="14pt" style:font-style-complex="italic" style:font-weight-complex="bold"/>
    </style:style>
    <style:style style:name="P20" style:family="paragraph" style:parent-style-name="Text_20_body">
      <loext:graphic-properties draw:fill="none"/>
      <style:paragraph-properties fo:margin-left="2cm" fo:margin-right="0cm" fo:margin-top="0cm" fo:margin-bottom="0.247cm" style:contextual-spacing="false" fo:line-height="200%" fo:text-indent="-1cm" style:auto-text-indent="false" fo:background-color="transparent"/>
      <style:text-properties fo:font-size="14pt" fo:font-style="italic" fo:font-weight="bold" officeooo:paragraph-rsid="004b0251" style:font-size-asian="14pt" style:font-style-asian="italic" style:font-weight-asian="bold" style:font-size-complex="14pt" style:font-style-complex="italic" style:font-weight-complex="bold"/>
    </style:style>
    <style:style style:name="P21" style:family="paragraph" style:parent-style-name="Text_20_body">
      <loext:graphic-properties draw:fill-hatch-name="hatch"/>
      <style:paragraph-properties fo:margin-top="0.101cm" fo:margin-bottom="0.499cm" style:contextual-spacing="false" fo:line-height="115%"/>
      <style:text-properties officeooo:rsid="004b9c5a" officeooo:paragraph-rsid="004b9c5a"/>
    </style:style>
    <style:style style:name="P22" style:family="paragraph" style:parent-style-name="Text_20_body">
      <loext:graphic-properties draw:fill-hatch-name="hatch"/>
      <style:paragraph-properties fo:margin-top="0.101cm" fo:margin-bottom="0.499cm" style:contextual-spacing="false" fo:line-height="115%"/>
      <style:text-properties officeooo:paragraph-rsid="004b0251"/>
    </style:style>
    <style:style style:name="T1" style:family="text">
      <style:text-properties officeooo:rsid="004b0251"/>
    </style:style>
    <style:style style:name="T2" style:family="text">
      <style:text-properties fo:font-style="normal" officeooo:rsid="004e2c81" style:font-style-asian="normal" style:font-style-complex="normal"/>
    </style:style>
    <style:style style:name="T3" style:family="text">
      <style:text-properties officeooo:rsid="004c5547"/>
    </style:style>
    <style:style style:name="T4" style:family="text">
      <style:text-properties fo:font-weight="bold" officeooo:rsid="0025b437" style:font-weight-asian="bold" style:font-weight-complex="bold"/>
    </style:style>
    <style:style style:name="T5" style:family="text">
      <style:text-properties officeooo:rsid="0025b437"/>
    </style:style>
    <style:style style:name="T6" style:family="text">
      <style:text-properties fo:font-weight="normal" officeooo:rsid="004b0251"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officeooo:rsid="0047d641" style:font-size-asian="14pt" style:font-size-complex="14pt"/>
    </style:style>
    <style:style style:name="T10" style:family="text">
      <style:text-properties fo:font-size="14pt" fo:font-weight="normal" officeooo:rsid="0047d641" style:font-size-asian="14pt" style:font-weight-asian="normal" style:font-size-complex="14pt" style:font-weight-complex="normal"/>
    </style:style>
    <style:style style:name="T11" style:family="text">
      <style:text-properties fo:font-size="14pt" fo:font-weight="bold" officeooo:rsid="0047d641"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officeooo:rsid="003dea23" style:font-style-asian="italic" style:font-weight-asian="normal" style:font-style-complex="italic" style:font-weight-complex="normal"/>
    </style:style>
    <style:style style:name="T16" style:family="text">
      <style:text-properties fo:font-style="normal" fo:font-weight="normal" officeooo:rsid="003dea23" style:font-style-asian="normal" style:font-weight-asian="normal" style:font-style-complex="normal" style:font-weight-complex="normal"/>
    </style:style>
    <style:style style:name="T17" style:family="text">
      <style:text-properties fo:font-style="normal" fo:font-weight="normal" officeooo:rsid="004c5547" style:font-style-asian="normal" style:font-weight-asian="normal" style:font-style-complex="normal" style:font-weight-complex="normal"/>
    </style:style>
    <style:style style:name="T18" style:family="text">
      <style:text-properties officeooo:rsid="003f303a"/>
    </style:style>
    <style:style style:name="T19" style:family="text">
      <style:text-properties fo:font-weight="bold" officeooo:rsid="002fe488" style:font-weight-asian="bold" style:font-weight-complex="bold"/>
    </style:style>
    <style:style style:name="T20" style:family="text">
      <style:text-properties fo:font-size="14pt" officeooo:rsid="004c5547" style:font-size-asian="14pt" style:font-size-complex="14pt"/>
    </style:style>
    <style:style style:name="T21" style:family="text">
      <style:text-properties fo:font-size="14pt" fo:font-style="italic" style:font-size-asian="14pt" style:font-style-asian="italic" style:font-size-complex="14pt" style:font-style-complex="italic"/>
    </style:style>
    <style:style style:name="T22" style:family="text">
      <style:text-properties fo:font-size="14pt" fo:font-style="normal" fo:font-weight="bold" style:font-size-asian="14pt" style:font-style-asian="normal" style:font-weight-asian="bold" style:font-size-complex="14pt" style:font-style-complex="normal" style:font-weight-complex="bold"/>
    </style:style>
    <style:style style:name="T23" style:family="text">
      <style:text-properties officeooo:rsid="00495328"/>
    </style:style>
    <style:style style:name="T24" style:family="text">
      <style:text-properties fo:font-size="14pt" officeooo:rsid="0042820b" style:font-size-asian="14pt" style:font-size-complex="14pt"/>
    </style:style>
    <style:style style:name="T25"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Psalm 84:1-5</text:span>) / <text:span text:style-name="Strong_20_Emphasis">Opening prayer</text:span> (John A)</text:p>
      <text:p text:style-name="P2"><text:span text:style-name="Strong_20_Emphasis">Praise</text:span>: <text:span text:style-name="Emphasis">Christian’s Daily Prayer</text:span></text:p>
      <text:p text:style-name="P2"><text:span text:style-name="Strong_20_Emphasis">Praise</text:span>: <text:span text:style-name="Emphasis">How Great Thou Art</text:span></text:p>
      <text:p text:style-name="P2"><text:span text:style-name="Strong_20_Emphasis">Video</text:span> (Mook L - short intro)</text:p>
      <text:p text:style-name="P2"><text:span text:style-name="Strong_20_Emphasis">Announcements</text:span> (JA)</text:p>
      <text:p text:style-name="P2"><text:span text:style-name="Strong_20_Emphasis">Sunday School</text:span> (ML)</text:p>
      <text:p text:style-name="P2"><text:span text:style-name="Strong_20_Emphasis">Praise</text:span>: <text:span text:style-name="Emphasis">My God Is All I Need </text:span><text:span text:style-name="Emphasis"><text:span text:style-name="T2">(Offering)</text:span></text:span></text:p>
      <text:p text:style-name="P2"><text:span text:style-name="Strong_20_Emphasis">Prayer for the church and the world</text:span>  (JA)</text:p>
      <text:p text:style-name="P2"><text:span text:style-name="Strong_20_Emphasis">Bible reading</text:span>: Philippians 1:18b-30 (Seng T)</text:p>
      <text:p text:style-name="P2"><text:span text:style-name="Strong_20_Emphasis">Sermon</text:span>: “TO LIVE IS CHRIST, AND TO DIE IS GAIN” (M<text:span text:style-name="T3">ook </text:span>L)</text:p>
      <text:p text:style-name="P2"><text:span text:style-name="Strong_20_Emphasis">Praise</text:span>: <text:span text:style-name="Emphasis">Christ Our Hope in Life and Death</text:span></text:p>
      <text:p text:style-name="P2"><text:span text:style-name="Strong_20_Emphasis">Prayer for the Oakes</text:span></text:p>
      <text:p text:style-name="P2"><text:span text:style-name="Strong_20_Emphasis">Video</text:span></text:p>
      <text:p text:style-name="P2"><text:span text:style-name="Strong_20_Emphasis">Praise</text:span>: <text:span text:style-name="Emphasis">I Set My Hope</text:span></text:p>
      <text:p text:style-name="P2"><text:span text:style-name="Strong_20_Emphasis">Benediction</text:span> (ML)</text:p>
      <text:p text:style-name="Text_20_body"/>
      <text:p text:style-name="Text_20_body"><text:span text:style-name="Strong_20_Emphasis">Sermon Outline</text:span></text:p>
      <text:p text:style-name="Text_20_body">“TO LIVE IS CHRIST, AND TO DIE IS GAIN”   (Philippians 1:21)</text:p>
      <text:p text:style-name="Text_20_body">Introduction</text:p>
      <text:list text:style-name="L1">
        <text:list-item>
          <text:p text:style-name="P3">What is your expectation and hope?</text:p>
        </text:list-item>
        <text:list-item>
          <text:p text:style-name="P3">Look forward to departing</text:p>
        </text:list-item>
        <text:list-item>
          <text:p text:style-name="P3">Let your manner be worthy of the gospel</text:p>
        </text:list-item>
      </text:list>
      <text:p text:style-name="Text_20_body">Conclusion</text:p>
      <text:p text:style-name="P4"/>
      <text:p text:style-name="P5"><text:span text:style-name="T4">Call to Worship</text:span><text:span text:style-name="T5"> </text:span><text:span text:style-name="T6">Psalm 84:1-5</text:span><text:span text:style-name="T5"> Opening prayer (</text:span><text:span text:style-name="T1">John</text:span><text:span text:style-name="T5">)</text:span></text:p>
      <text:p text:style-name="P6"><text:span text:style-name="T7">Praise: </text:span><text:span text:style-name="Emphasis"><text:span text:style-name="T8">Christian’s Daily Prayer</text:span></text:span></text:p>
      <text:p text:style-name="P7"><text:span text:style-name="Strong_20_Emphasis"><text:span text:style-name="T7">Praise</text:span></text:span>: <text:span text:style-name="Emphasis">How Great Thou Art</text:span></text:p>
      <text:p text:style-name="P8"><text:span text:style-name="Strong_20_Emphasis"><text:span text:style-name="T9">Video</text:span></text:span><text:span text:style-name="Emphasis"><text:span text:style-name="T10"> (Mook L - short intro)</text:span></text:span></text:p>
      <text:p text:style-name="P9"><text:span text:style-name="T11">A</text:span><text:span text:style-name="T7">nnouncements</text:span><text:span text:style-name="T12"> (John A)</text:span></text:p>
      <text:list text:style-name="L2">
        <text:list-item>
          <text:p text:style-name="P10">Morning Tea after the service</text:p>
        </text:list-item>
      </text:list>
      <text:p text:style-name="P11"><text:span text:style-name="T13">Sunday School:</text:span><text:span text:style-name="T14"> (Mook L)</text:span></text:p>
      <text:p text:style-name="P12"><text:span text:style-name="T13">Praise: </text:span><text:span text:style-name="T15">My God Is All I Need</text:span><text:span text:style-name="T16"> </text:span><text:span text:style-name="T17">(Offering)</text:span></text:p>
      <text:p text:style-name="P13"><text:span text:style-name="T13">Prayer for the church and the world:</text:span> (<text:span text:style-name="T18">J</text:span><text:span text:style-name="T3">ohn A</text:span>)</text:p>
      <text:p text:style-name="P13"><text:span text:style-name="T19">B</text:span><text:span text:style-name="T13">ible Reading:</text:span> Philippians 1:18b-30 (Seng T)</text:p>
      <text:p text:style-name="P14"><text:span text:style-name="T7">Sermon:</text:span><text:span text:style-name="T12"> “TO LIVE IS CHRIST, AND TO DIE IS GAIN” (M</text:span><text:span text:style-name="T20">ook </text:span><text:span text:style-name="T12">L)</text:span></text:p>
      <text:p text:style-name="P15"><text:span text:style-name="T7">Praise:</text:span><text:span text:style-name="T12"> </text:span><text:span text:style-name="T21">Christ Our Hope in Life and Death</text:span></text:p>
      <text:p text:style-name="P16"><text:span text:style-name="T12">Prayer for the Oakes</text:span></text:p>
      <text:p text:style-name="P16"><text:span text:style-name="T12">Video</text:span></text:p>
      <text:p text:style-name="P15"><text:span text:style-name="T22">Praise:</text:span><text:span text:style-name="T21"> I Set My Hope</text:span></text:p>
      <text:p text:style-name="P17"><text:span text:style-name="T13">Benediction</text:span> (<text:span text:style-name="T23">M</text:span><text:span text:style-name="T3">ook</text:span>)</text:p>
      <text:p text:style-name="P18"><text:span text:style-name="T1">Psalm 84:1-5</text:span></text:p>
      <text:p text:style-name="P19"><text:span text:style-name="T1">[1] </text:span>How lovely is your dwelling-place, Lord Almighty!</text:p>
      <text:p text:style-name="P20"><text:span text:style-name="T1">[2] </text:span>My soul yearns, even faints, for the courts of the Lord; my heart and my flesh cry out for the living God.</text:p>
      <text:p text:style-name="P20"><text:span text:style-name="T1">[3] </text:span>Even the sparrow has found a home, and the swallow a nest for herself, where she may have her young – a place near your altar, Lord Almighty, my King and my God.</text:p>
      <text:p text:style-name="P20"><text:span text:style-name="T1">[4] </text:span>Blessed are those who dwell in your house; they are ever praising you.</text:p>
      <text:p text:style-name="P20"><text:span text:style-name="T1">[5] </text:span>Blessed are those whose strength is in you, whose hearts are set on pilgrimage.</text:p>
      <text:p text:style-name="P21"><text:span text:style-name="T24">H</text:span><text:span text:style-name="T12">eavenly Father, we come into Your House today because our souls long to be in Your Presence.</text:span></text:p>
      <text:p text:style-name="P21"><text:span text:style-name="T12">We thank You that Your Name is no longer focused on one building in ancient Israel but You have come among Your people – Immanuel, God With Us. When we gather in this building, half a world away from where this psalm was written, You are here. We recognise the Body of Christ in this place as we sing Your praises, hear Your Word read and preached, and as we build each other up and encourage each other in fellowship.</text:span></text:p>
      <text:p text:style-name="P21"><text:span text:style-name="T12">We are like Abraham, pilgrims looking for the eternal city because, although we are in this world, we are not truly citizens of earth but citizens of Your Kingdom, who bow before the King of kings and Lord of lords.</text:span></text:p>
      <text:p text:style-name="P21"><text:span text:style-name="T20">We thank You that our strength is not our own but we are empowered and sustained by the Holy Spirit. We dedicate this time together to honouring You with all the strength we have. </text:span><text:span text:style-name="T12">In Jesus Mighty Name we pray, Amen.</text:span></text:p>
      <text:p text:style-name="P21"><text:span text:style-name="T12">Let us stand to sing two songs</text:span></text:p>
      <text:p text:style-name="P22"><text:span text:style-name="T24">[</text:span><text:span text:style-name="T25">Praise: Christian’s Daily Prayer</text:span></text:p>
      <text:p text:style-name="P22"><text:span text:style-name="T25">Praise: How Great Thou Art</text:span><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ee6b"/>
    </style:style>
    <style:style style:name="MT2" style:family="text">
      <style:text-properties officeooo:rsid="00495328"/>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2</text:span><text:span text:style-name="MT2">th</text:span> <text:span text:style-name="MT1">January</text:span> 202<text:span text:style-name="MT1">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1-11T23:16:40.799731627</dc:date>
    <meta:editing-duration>PT7H55M6S</meta:editing-duration>
    <meta:editing-cycles>45</meta:editing-cycles>
    <meta:generator>LibreOffice/24.8.3.2$Linux_X86_64 LibreOffice_project/e14c9fdd1f585efcbb2c5363087a99d20928d522</meta:generator>
    <meta:print-date>2025-01-11T22:01:25.451578144</meta:print-date>
    <meta:document-statistic meta:table-count="0" meta:image-count="0" meta:object-count="0" meta:page-count="3" meta:paragraph-count="52" meta:word-count="505" meta:character-count="2723" meta:non-whitespace-character-count="2269"/>
  </office:meta>
</office:document-meta>
</file>